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aa1f1" officeooo:paragraph-rsid="000aa1f1"/>
    </style:style>
    <style:style style:name="P2" style:family="paragraph" style:parent-style-name="Standard">
      <style:paragraph-properties fo:text-align="center" style:justify-single-word="false"/>
      <style:text-properties officeooo:rsid="000aa1f1" officeooo:paragraph-rsid="000aa1f1"/>
    </style:style>
    <style:style style:name="P3" style:family="paragraph" style:parent-style-name="Standard">
      <style:paragraph-properties fo:text-align="start" style:justify-single-word="false"/>
      <style:text-properties officeooo:rsid="000aa1f1" officeooo:paragraph-rsid="000aa1f1"/>
    </style:style>
    <style:style style:name="P4" style:family="paragraph" style:parent-style-name="Standard">
      <style:paragraph-properties fo:text-align="start" style:justify-single-word="false"/>
      <style:text-properties officeooo:rsid="000d821b" officeooo:paragraph-rsid="000d821b"/>
    </style:style>
    <style:style style:name="P5" style:family="paragraph" style:parent-style-name="Standard">
      <style:paragraph-properties fo:text-align="start" style:justify-single-word="false"/>
      <style:text-properties officeooo:rsid="000f5d64" officeooo:paragraph-rsid="000f5d64"/>
    </style:style>
    <style:style style:name="P6" style:family="paragraph" style:parent-style-name="Standard">
      <style:paragraph-properties fo:text-align="start" style:justify-single-word="false"/>
      <style:text-properties officeooo:rsid="00116bca" officeooo:paragraph-rsid="00116bca"/>
    </style:style>
    <style:style style:name="P7" style:family="paragraph" style:parent-style-name="Standard">
      <style:paragraph-properties fo:text-align="center" style:justify-single-word="false"/>
      <style:text-properties officeooo:rsid="00116bca" officeooo:paragraph-rsid="00116bca"/>
    </style:style>
    <style:style style:name="P8" style:family="paragraph" style:parent-style-name="Standard">
      <style:paragraph-properties fo:text-align="start" style:justify-single-word="false"/>
      <style:text-properties officeooo:rsid="001537df" officeooo:paragraph-rsid="001537df"/>
    </style:style>
    <style:style style:name="P9" style:family="paragraph" style:parent-style-name="Standard">
      <style:paragraph-properties fo:text-align="start" style:justify-single-word="false"/>
      <style:text-properties officeooo:rsid="0017186d" officeooo:paragraph-rsid="0017186d"/>
    </style:style>
    <style:style style:name="T1" style:family="text">
      <style:text-properties officeooo:rsid="000bb82a"/>
    </style:style>
    <style:style style:name="T2" style:family="text">
      <style:text-properties officeooo:rsid="000eed73"/>
    </style:style>
    <style:style style:name="T3" style:family="text">
      <style:text-properties style:text-underline-style="none" fo:font-weight="bold" style:font-weight-asian="bold" style:font-weight-complex="bold"/>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officeooo:rsid="000f8cc6" style:font-weight-asian="normal" style:font-weight-complex="normal"/>
    </style:style>
    <style:style style:name="T6" style:family="text">
      <style:text-properties style:text-underline-style="none" fo:font-weight="normal" officeooo:rsid="001537df"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3/10/21</text:p>
      <text:p text:style-name="P1"/>
      <text:p text:style-name="P2">Tragedia</text:p>
      <text:p text:style-name="P2"/>
      <text:p text:style-name="P3">La tragedia es la piedra fundante del genero dramatico</text:p>
      <text:p text:style-name="P3"/>
      <text:p text:style-name="P3">El objetivo de la drama es imitar la accion del humano. En la tragedia se imita la accion de los hombres mejores, los mejores son superiores socialmente, moralmente deben actuar como héroe o con la expectativa del publico. <text:span text:style-name="T1">El 3er tipo de superioridad es ontológica, son dotados de una fortaleza que supera cualquier humano. </text:span></text:p>
      <text:p text:style-name="P3"/>
      <text:p text:style-name="P4">Es necesario que a los hombres mejores les sucedan cosas terribles a causa del destino. </text:p>
      <text:p text:style-name="P4"/>
      <text:p text:style-name="P4">Toda tragedia esta constituida por 6 elementos:</text:p>
      <text:p text:style-name="P4"/>
      <text:p text:style-name="P4">- El pensamiento</text:p>
      <text:p text:style-name="P4">- El carácter</text:p>
      <text:p text:style-name="P4">-</text:p>
      <text:p text:style-name="P4">-</text:p>
      <text:p text:style-name="P4">-</text:p>
      <text:p text:style-name="P4">- La trama <text:span text:style-name="T2">es la organización de las acciones</text:span></text:p>
      <text:p text:style-name="P5"/>
      <text:p text:style-name="P5">En la tragedia el cambio <text:span text:style-name="T3">siempre</text:span><text:span text:style-name="T4"> </text:span><text:span text:style-name="T3">es negativo</text:span><text:span text:style-name="T4">. Para la tragedia debe haber la perdida de una vida humana, es decir, muerte. </text:span><text:span text:style-name="T5">El héroe comete un error por ignorancia el cual cambia su destino de una manera irreversible.</text:span></text:p>
      <text:p text:style-name="P6"><text:span text:style-name="T5"/></text:p>
      <text:p text:style-name="P7"><text:span text:style-name="T5">C</text:span><text:span text:style-name="T4">osmovision isabelina</text:span></text:p>
      <text:p text:style-name="P7"><text:span text:style-name="T4"/></text:p>
      <text:p text:style-name="P6"><text:span text:style-name="T4">Los ingleses consideran que el universo es un </text:span><text:span text:style-name="T3">ORDEN</text:span><text:span text:style-name="T4"> regido por un sistema de jerarquías.</text:span></text:p>
      <text:p text:style-name="P6"><text:span text:style-name="T4"/></text:p>
      <text:p text:style-name="P6"><text:span text:style-name="T4">-</text:span><text:span text:style-name="T6">Dios</text:span></text:p>
      <text:p text:style-name="P8"><text:span text:style-name="T4">|</text:span></text:p>
      <text:p text:style-name="P8"><text:span text:style-name="T4">-Angeles</text:span></text:p>
      <text:p text:style-name="P8"><text:span text:style-name="T4">|</text:span></text:p>
      <text:p text:style-name="P8"><text:span text:style-name="T4">-Hombre</text:span></text:p>
      <text:p text:style-name="P8"><text:span text:style-name="T4">|</text:span></text:p>
      <text:p text:style-name="P8"><text:span text:style-name="T4">-Animales</text:span></text:p>
      <text:p text:style-name="P8"><text:span text:style-name="T4">|</text:span></text:p>
      <text:p text:style-name="P8"><text:span text:style-name="T4">-Plantas</text:span></text:p>
      <text:p text:style-name="P8"><text:span text:style-name="T4">|</text:span></text:p>
      <text:p text:style-name="P8"><text:span text:style-name="T4">-Minerales</text:span></text:p>
      <text:p text:style-name="P8"><text:span text:style-name="T4"/></text:p>
      <text:p text:style-name="P9"><text:span text:style-name="T4">barroco: locura, ser y parecer, el oximolo, la muerte, la truculencia, el pesimismo, la brevedad de la vida.</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13T19:39:53.677815436</meta:creation-date>
    <dc:date>2021-10-13T20:36:42.602384034</dc:date>
    <meta:editing-duration>PT32M47S</meta:editing-duration>
    <meta:editing-cycles>12</meta:editing-cycles>
    <meta:generator>LibreOffice/7.1.6.2$Linux_X86_64 LibreOffice_project/10$Build-2</meta:generator>
    <meta:document-statistic meta:table-count="0" meta:image-count="0" meta:object-count="0" meta:page-count="1" meta:paragraph-count="27" meta:word-count="189" meta:character-count="1091" meta:non-whitespace-character-count="927"/>
  </office:meta>
</office:document-meta>
</file>